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57.5mm"/>
    </style:style>
    <style:style style:name="co6" style:family="table-column">
      <style:table-column-properties fo:break-before="auto" style:column-width="58.91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33.1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8.47mm" fo:break-before="auto" style:use-optimal-row-height="true"/>
    </style:style>
    <style:style style:name="ta1" style:family="table" style:master-page-name="PageStyle_5f_20201029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92d05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ff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1.76pt solid #000000" fo:background-color="#9dc3e6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ackground-color="#bdd7e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206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8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2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3">
      <style:table-cell-properties fo:border-bottom="1.76pt solid #000000" fo:background-color="#bdd7ee" style:diagonal-bl-tr="none" style:diagonal-tl-br="none" fo:border-left="none" fo:border-right="1.76pt solid #000000" style:rotation-align="none" fo:border-top="1.76pt solid #000000"/>
      <style:text-properties fo:color="#00206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1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Percent" style:data-style-name="N10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Excel_20_Built-in_20_Percent" style:data-style-name="N11">
      <style:table-cell-properties fo:background-color="#9dc3e6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6" style:family="table-cell" style:parent-style-name="Default" style:data-style-name="N3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ackground-color="#9dc3e6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 style:data-style-name="N3">
      <style:table-cell-properties style:rotation-align="none"/>
    </style:style>
    <style:style style:name="ce45" style:family="table-cell" style:parent-style-name="Default" style:data-style-name="N3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 style:data-style-name="N11">
      <style:table-cell-properties style:rotation-align="none"/>
    </style:style>
    <style:style style:name="ce4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order-bottom="0.74pt solid #000000" fo:background-color="#ed7d31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ff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cc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66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9dc3e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fo:background-color="#ccff6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74pt solid #000000" fo:background-color="#c5e0b4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1.76pt solid #000000" fo:background-color="#cc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68" style:family="table-cell" style:parent-style-name="Default">
      <style:table-cell-properties fo:background-color="#ff7c8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 style:data-style-name="N0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 style:data-style-name="N0">
      <style:table-cell-properties fo:border-bottom="0.74pt solid #000000" fo:background-color="#ed7d31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3" style:family="table-cell" style:parent-style-name="Default" style:data-style-name="N0">
      <style:table-cell-properties fo:background-color="#ffc0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 style:data-style-name="N0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 style:data-style-name="N0">
      <style:table-cell-properties fo:background-color="#ff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 style:data-style-name="N0">
      <style:table-cell-properties fo:background-color="#cc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 style:data-style-name="N0">
      <style:table-cell-properties fo:background-color="#66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 style:data-style-name="N0">
      <style:table-cell-properties fo:border-bottom="0.74pt solid #000000" fo:background-color="#9dc3e6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 style:data-style-name="N3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 style:data-style-name="N0">
      <style:table-cell-properties fo:border-bottom="0.74pt solid #000000" fo:background-color="#a9d18e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 style:data-style-name="N0">
      <style:table-cell-properties fo:background-color="#c5e0b4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 style:data-style-name="N0">
      <style:table-cell-properties fo:background-color="#a9d18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 style:data-style-name="N0">
      <style:table-cell-properties fo:border-bottom="1.76pt solid #000000" fo:background-color="#ccff66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86" style:family="table-cell" style:parent-style-name="Default">
      <style:table-cell-properties fo:border-bottom="1.76pt solid #000000" fo:background-color="#ff7c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8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9" style:family="table-cell" style:parent-style-name="Default" style:data-style-name="N11">
      <style:table-cell-properties fo:border-bottom="0.74pt solid #000000" fo:background-color="#ff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 style:data-style-name="N11">
      <style:table-cell-properties fo:border-bottom="0.74pt solid #000000" fo:background-color="#ed7d31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1" style:family="table-cell" style:parent-style-name="Default" style:data-style-name="N11">
      <style:table-cell-properties fo:border-bottom="0.74pt solid #000000" fo:background-color="#ffc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 style:data-style-name="N11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 style:data-style-name="N11">
      <style:table-cell-properties fo:border-bottom="0.74pt solid #000000" fo:background-color="#ff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 style:data-style-name="N11">
      <style:table-cell-properties fo:border-bottom="0.74pt solid #000000" fo:background-color="#cc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 style:data-style-name="N11">
      <style:table-cell-properties fo:border-bottom="0.74pt solid #000000" fo:background-color="#66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 style:data-style-name="N11">
      <style:table-cell-properties fo:border-bottom="0.74pt solid #000000" fo:background-color="#9dc3e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Excel_20_Built-in_20_Percent" style:data-style-name="N11">
      <style:table-cell-properties fo:border-bottom="none" fo:background-color="#a9d18e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Excel_20_Built-in_20_Percent" style:data-style-name="N11">
      <style:table-cell-properties fo:border-bottom="0.74pt solid #000000" fo:background-color="#c5e0b4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1" style:family="table-cell" style:parent-style-name="Excel_20_Built-in_20_Percent" style:data-style-name="N11">
      <style:table-cell-properties fo:border-bottom="0.74pt solid #000000" fo:background-color="#a9d18e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Excel_20_Built-in_20_Percent" style:data-style-name="N11">
      <style:table-cell-properties fo:border-bottom="1.76pt solid #000000" fo:background-color="#cc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3" style:family="table-cell" style:parent-style-name="Default">
      <style:table-cell-properties fo:border-bottom="1.76pt solid #000000" fo:background-color="#ff7c8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5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1029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Distribución por edad y sexo: en 88 casos confirmados no ha sido posible identificar la edad o el sexo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18" office:value-type="string" calcext:value-type="string">
            <text:p>Hombre</text:p>
          </table:table-cell>
          <table:table-cell table:style-name="ce18" office:value-type="string" calcext:value-type="string">
            <text:p>Mujer</text:p>
          </table:table-cell>
          <table:table-cell table:style-name="ce18" office:value-type="string" calcext:value-type="string">
            <text:p>Total general</text:p>
          </table:table-cell>
          <table:table-cell table:style-name="ce41" office:value-type="string" calcext:value-type="string">
            <text:p>% <text:s/>sobre el total</text:p>
          </table:table-cell>
          <table:table-cell table:style-name="ce41" office:value-type="string" calcext:value-type="string">
            <text:p>% <text:s/>acumulado 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1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35" table:formula="of:=[.B3]+[.C3]" office:value-type="float" office:value="4" calcext:value-type="float">
            <text:p>4</text:p>
          </table:table-cell>
          <table:table-cell table:style-name="ce42" table:formula="of:=[.D3]/[.$D$12]" office:value-type="percentage" office:value="0.00343347639484978" calcext:value-type="percentage">
            <text:p>0,3%</text:p>
          </table:table-cell>
          <table:table-cell table:style-name="ce48" table:formula="of:=[.E3]" office:value-type="percentage" office:value="0.00343347639484978" calcext:value-type="percentage">
            <text:p>0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20" office:value-type="float" office:value="78" calcext:value-type="float">
            <text:p>78</text:p>
          </table:table-cell>
          <table:table-cell table:style-name="ce30" office:value-type="float" office:value="67" calcext:value-type="float">
            <text:p>67</text:p>
          </table:table-cell>
          <table:table-cell table:style-name="ce35" table:formula="of:=[.B4]+[.C4]" office:value-type="float" office:value="145" calcext:value-type="float">
            <text:p>145</text:p>
          </table:table-cell>
          <table:table-cell table:style-name="ce42" table:formula="of:=[.D4]/[.$D$12]" office:value-type="percentage" office:value="0.124463519313305" calcext:value-type="percentage">
            <text:p>12,4%</text:p>
          </table:table-cell>
          <table:table-cell table:style-name="ce49" table:formula="of:=[.F3]+[.E4]" office:value-type="percentage" office:value="0.127896995708155" calcext:value-type="percentage">
            <text:p>13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20" office:value-type="float" office:value="71" calcext:value-type="float">
            <text:p>71</text:p>
          </table:table-cell>
          <table:table-cell table:style-name="ce30" office:value-type="float" office:value="67" calcext:value-type="float">
            <text:p>67</text:p>
          </table:table-cell>
          <table:table-cell table:style-name="ce35" table:formula="of:=[.B5]+[.C5]" office:value-type="float" office:value="138" calcext:value-type="float">
            <text:p>138</text:p>
          </table:table-cell>
          <table:table-cell table:style-name="ce42" table:formula="of:=[.D5]/[.$D$12]" office:value-type="percentage" office:value="0.118454935622318" calcext:value-type="percentage">
            <text:p>11,8%</text:p>
          </table:table-cell>
          <table:table-cell table:style-name="ce48" table:formula="of:=[.F4]+[.E5]" office:value-type="percentage" office:value="0.246351931330472" calcext:value-type="percentage">
            <text:p>25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20" office:value-type="float" office:value="58" calcext:value-type="float">
            <text:p>58</text:p>
          </table:table-cell>
          <table:table-cell table:style-name="ce30" office:value-type="float" office:value="62" calcext:value-type="float">
            <text:p>62</text:p>
          </table:table-cell>
          <table:table-cell table:style-name="ce35" table:formula="of:=[.B6]+[.C6]" office:value-type="float" office:value="120" calcext:value-type="float">
            <text:p>120</text:p>
          </table:table-cell>
          <table:table-cell table:style-name="ce42" table:formula="of:=[.D6]/[.$D$12]" office:value-type="percentage" office:value="0.103004291845494" calcext:value-type="percentage">
            <text:p>10,3%</text:p>
          </table:table-cell>
          <table:table-cell table:style-name="ce50" table:formula="of:=[.F5]+[.E6]" office:value-type="percentage" office:value="0.349356223175966" calcext:value-type="percentage">
            <text:p>35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20" office:value-type="float" office:value="62" calcext:value-type="float">
            <text:p>62</text:p>
          </table:table-cell>
          <table:table-cell table:style-name="ce30" office:value-type="float" office:value="84" calcext:value-type="float">
            <text:p>84</text:p>
          </table:table-cell>
          <table:table-cell table:style-name="ce35" table:formula="of:=[.B7]+[.C7]" office:value-type="float" office:value="146" calcext:value-type="float">
            <text:p>146</text:p>
          </table:table-cell>
          <table:table-cell table:style-name="ce42" table:formula="of:=[.D7]/[.$D$12]" office:value-type="percentage" office:value="0.125321888412017" calcext:value-type="percentage">
            <text:p>12,5%</text:p>
          </table:table-cell>
          <table:table-cell table:style-name="ce50" table:formula="of:=[.F6]+[.E7]" office:value-type="percentage" office:value="0.474678111587983" calcext:value-type="percentage">
            <text:p>47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20" office:value-type="float" office:value="92" calcext:value-type="float">
            <text:p>92</text:p>
          </table:table-cell>
          <table:table-cell table:style-name="ce30" office:value-type="float" office:value="92" calcext:value-type="float">
            <text:p>92</text:p>
          </table:table-cell>
          <table:table-cell table:style-name="ce35" table:formula="of:=[.B8]+[.C8]" office:value-type="float" office:value="184" calcext:value-type="float">
            <text:p>184</text:p>
          </table:table-cell>
          <table:table-cell table:style-name="ce42" table:formula="of:=[.D8]/[.$D$12]" office:value-type="percentage" office:value="0.15793991416309" calcext:value-type="percentage">
            <text:p>15,8%</text:p>
          </table:table-cell>
          <table:table-cell table:style-name="ce48" table:formula="of:=[.F7]+[.E8]" office:value-type="percentage" office:value="0.632618025751073" calcext:value-type="percentage">
            <text:p>63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20" office:value-type="float" office:value="71" calcext:value-type="float">
            <text:p>71</text:p>
          </table:table-cell>
          <table:table-cell table:style-name="ce30" office:value-type="float" office:value="66" calcext:value-type="float">
            <text:p>66</text:p>
          </table:table-cell>
          <table:table-cell table:style-name="ce35" table:formula="of:=[.B9]+[.C9]" office:value-type="float" office:value="137" calcext:value-type="float">
            <text:p>137</text:p>
          </table:table-cell>
          <table:table-cell table:style-name="ce42" table:formula="of:=[.D9]/[.$D$12]" office:value-type="percentage" office:value="0.117596566523605" calcext:value-type="percentage">
            <text:p>11,8%</text:p>
          </table:table-cell>
          <table:table-cell table:style-name="ce48" table:formula="of:=[.F8]+[.E9]" office:value-type="percentage" office:value="0.750214592274678" calcext:value-type="percentage">
            <text:p>75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20" office:value-type="float" office:value="59" calcext:value-type="float">
            <text:p>59</text:p>
          </table:table-cell>
          <table:table-cell table:style-name="ce30" office:value-type="float" office:value="50" calcext:value-type="float">
            <text:p>50</text:p>
          </table:table-cell>
          <table:table-cell table:style-name="ce35" table:formula="of:=[.B10]+[.C10]" office:value-type="float" office:value="109" calcext:value-type="float">
            <text:p>109</text:p>
          </table:table-cell>
          <table:table-cell table:style-name="ce42" table:formula="of:=[.D10]/[.$D$12]" office:value-type="percentage" office:value="0.0935622317596567" calcext:value-type="percentage">
            <text:p>9,4%</text:p>
          </table:table-cell>
          <table:table-cell table:style-name="ce48" table:formula="of:=[.F9]+[.E10]" office:value-type="percentage" office:value="0.843776824034335" calcext:value-type="percentage">
            <text:p>84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75 años o más</text:p>
          </table:table-cell>
          <table:table-cell table:style-name="ce20" office:value-type="float" office:value="74" calcext:value-type="float">
            <text:p>74</text:p>
          </table:table-cell>
          <table:table-cell table:style-name="ce30" office:value-type="float" office:value="108" calcext:value-type="float">
            <text:p>108</text:p>
          </table:table-cell>
          <table:table-cell table:style-name="ce35" table:formula="of:=[.B11]+[.C11]" office:value-type="float" office:value="182" calcext:value-type="float">
            <text:p>182</text:p>
          </table:table-cell>
          <table:table-cell table:style-name="ce43" table:formula="of:=[.D11]/[.$D$12]" office:value-type="percentage" office:value="0.156223175965665" calcext:value-type="percentage">
            <text:p>15,6%</text:p>
          </table:table-cell>
          <table:table-cell table:style-name="ce48" table:formula="of:=[.F10]+[.E11]" office:value-type="percentage" office:value="1" calcext:value-type="percentage">
            <text:p>100 %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21" table:formula="of:=SUM([.B3:.B11])" office:value-type="float" office:value="566" calcext:value-type="float">
            <text:p>566</text:p>
          </table:table-cell>
          <table:table-cell table:style-name="ce21" table:formula="of:=SUM([.C3:.C11])" office:value-type="float" office:value="599" calcext:value-type="float">
            <text:p>599</text:p>
          </table:table-cell>
          <table:table-cell table:style-name="ce36" table:formula="of:=SUM([.D3:.D11])" office:value-type="float" office:value="1165" calcext:value-type="float">
            <text:p>1.165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22" table:formula="of:=[.B12]/[.D12]" office:value-type="percentage" office:value="0.485836909871245" calcext:value-type="percentage">
            <text:p>49 %</text:p>
          </table:table-cell>
          <table:table-cell table:style-name="ce22" table:formula="of:=[.C12]/[.D12]" office:value-type="percentage" office:value="0.514163090128755" calcext:value-type="percentage">
            <text:p>51 %</text:p>
          </table:table-cell>
          <table:table-cell table:style-name="ce37"/>
          <table:table-cell table:number-columns-repeated="6"/>
        </table:table-row>
        <table:table-row table:style-name="ro1">
          <table:table-cell table:style-name="ce5"/>
          <table:table-cell table:style-name="ce22" table:number-columns-repeated="2"/>
          <table:table-cell table:style-name="ce37"/>
          <table:table-cell table:style-name="ce44"/>
          <table:table-cell table:number-columns-repeated="5"/>
        </table:table-row>
        <table:table-row table:style-name="ro1">
          <table:table-cell table:style-name="ce6" table:number-columns-repeated="4"/>
          <table:table-cell table:style-name="ce44"/>
          <table:table-cell table:number-columns-repeated="5"/>
        </table:table-row>
        <table:table-row table:style-name="ro1">
          <table:table-cell table:style-name="ce1" office:value-type="string" calcext:value-type="string">
            <text:p>Distribución por provincias: en 24 casos confirmads no ha sido posible identificar la provincia de procedencia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18" office:value-type="string" calcext:value-type="string">
            <text:p>TERUEL</text:p>
          </table:table-cell>
          <table:table-cell table:style-name="ce18" office:value-type="string" calcext:value-type="string">
            <text:p>ZARAGOZA</text:p>
          </table:table-cell>
          <table:table-cell table:style-name="ce18" office:value-type="string" calcext:value-type="string">
            <text:p>OTROS/NO IdeNTIFICADO</text:p>
          </table:table-cell>
          <table:table-cell table:style-name="ce18" office:value-type="string" calcext:value-type="string">
            <text:p>Total general</text:p>
          </table:table-cell>
          <table:table-cell/>
          <table:table-cell table:style-name="ce68" office:value-type="string" calcext:value-type="string" table:number-columns-spanned="3" table:number-rows-spanned="1">
            <text:p>LETALIDAD</text:p>
          </table:table-cell>
          <table:covered-table-cell table:style-name="ce86"/>
          <table:covered-table-cell table:style-name="ce103"/>
          <table:table-cell/>
        </table:table-row>
        <table:table-row table:style-name="ro2">
          <table:table-cell table:style-name="ce8" office:value-type="float" office:value="302" calcext:value-type="float">
            <text:p>302</text:p>
          </table:table-cell>
          <table:table-cell table:style-name="ce23" office:value-type="float" office:value="115" calcext:value-type="float">
            <text:p>115</text:p>
          </table:table-cell>
          <table:table-cell table:style-name="ce23" office:value-type="float" office:value="809" calcext:value-type="float">
            <text:p>809</text:p>
          </table:table-cell>
          <table:table-cell table:style-name="ce38" office:value-type="float" office:value="27" calcext:value-type="float">
            <text:p>27</text:p>
          </table:table-cell>
          <table:table-cell table:style-name="ce45" table:formula="of:=SUM([.A18:.D18])" office:value-type="float" office:value="1253" calcext:value-type="float">
            <text:p>1.253</text:p>
          </table:table-cell>
          <table:table-cell/>
          <table:table-cell table:style-name="ce69" office:value-type="percentage" office:value="0.029" calcext:value-type="percentage" table:number-columns-spanned="3" table:number-rows-spanned="1">
            <text:p>2,90 %</text:p>
          </table:table-cell>
          <table:covered-table-cell table:style-name="ce87"/>
          <table:covered-table-cell table:style-name="ce104"/>
          <table:table-cell/>
        </table:table-row>
        <table:table-row table:style-name="ro2">
          <table:table-cell table:style-name="ce9" table:formula="of:=[.A18]/[.$E$18]" office:value-type="percentage" office:value="0.241021548284118" calcext:value-type="percentage">
            <text:p>24,1%</text:p>
          </table:table-cell>
          <table:table-cell table:style-name="ce9" table:formula="of:=[.B18]/[.$E$18]" office:value-type="percentage" office:value="0.091779728651237" calcext:value-type="percentage">
            <text:p>9,2%</text:p>
          </table:table-cell>
          <table:table-cell table:style-name="ce9" table:formula="of:=[.C18]/[.$E$18]" office:value-type="percentage" office:value="0.645650438946528" calcext:value-type="percentage">
            <text:p>64,6%</text:p>
          </table:table-cell>
          <table:table-cell table:style-name="ce9" table:formula="of:=[.D18]/[.$E$18]" office:value-type="percentage" office:value="0.0215482841181165" calcext:value-type="percentage">
            <text:p>2,2%</text:p>
          </table:table-cell>
          <table:table-cell table:style-name="ce24"/>
          <table:table-cell table:number-columns-repeated="5"/>
        </table:table-row>
        <table:table-row table:style-name="ro2">
          <table:table-cell table:number-columns-repeated="6"/>
          <table:table-cell table:style-name="ce68" office:value-type="string" calcext:value-type="string" table:number-columns-spanned="3" table:number-rows-spanned="1">
            <text:p>MORTALIDAD/10.000</text:p>
          </table:table-cell>
          <table:covered-table-cell table:style-name="ce86"/>
          <table:covered-table-cell table:style-name="ce103"/>
          <table:table-cell/>
        </table:table-row>
        <table:table-row table:style-name="ro2">
          <table:table-cell table:style-name="ce10" office:value-type="string" calcext:value-type="string">
            <text:p>Distribución por síntomas: en 17 casos confirmados no ha sido posible identificar la existencia o no de sintomatología</text:p>
          </table:table-cell>
          <table:table-cell table:number-columns-repeated="5"/>
          <table:table-cell table:style-name="ce70" office:value-type="float" office:value="12.7" calcext:value-type="float" table:number-columns-spanned="3" table:number-rows-spanned="1">
            <text:p>12,70</text:p>
          </table:table-cell>
          <table:covered-table-cell table:style-name="ce88"/>
          <table:covered-table-cell table:style-name="ce105"/>
          <table:table-cell/>
        </table:table-row>
        <table:table-row table:style-name="ro2">
          <table:table-cell table:style-name="ce11" office:value-type="string" calcext:value-type="string">
            <text:p>ASINTOMÁTICOS</text:p>
          </table:table-cell>
          <table:table-cell table:style-name="ce8" office:value-type="float" office:value="669" calcext:value-type="float">
            <text:p>669</text:p>
          </table:table-cell>
          <table:table-cell table:style-name="ce31" table:formula="of:=[.B22]/[.E18]" office:value-type="percentage" office:value="0.533918595371109" calcext:value-type="percentage">
            <text:p>53 %</text:p>
          </table:table-cell>
          <table:table-cell table:number-columns-repeated="7"/>
        </table:table-row>
        <table:table-row table:style-name="ro2">
          <table:table-cell table:style-name="ce12" office:value-type="string" calcext:value-type="string">
            <text:p>SINTOMÁTICOS</text:p>
          </table:table-cell>
          <table:table-cell table:style-name="ce24" office:value-type="float" office:value="560" calcext:value-type="float">
            <text:p>560</text:p>
          </table:table-cell>
          <table:table-cell table:style-name="ce32" table:formula="of:=[.B23]/[.E18]" office:value-type="percentage" office:value="0.446927374301676" calcext:value-type="percentage">
            <text:p>45 %</text:p>
          </table:table-cell>
          <table:table-cell table:number-columns-repeated="7"/>
        </table:table-row>
        <table:table-row table:style-name="ro3" table:number-rows-repeated="2">
          <table:table-cell table:number-columns-repeated="10"/>
        </table:table-row>
        <table:table-row table:style-name="ro2">
          <table:table-cell table:style-name="ce10" office:value-type="string" calcext:value-type="string">
            <text:p>Distribución por Zona Básica de Salud (ZBS): en 76 casos confirmado no ha sido posible identificar la zona básica de salud.</text:p>
          </table:table-cell>
          <table:table-cell table:number-columns-repeated="4"/>
          <table:table-cell table:style-name="ce10" office:value-type="string" calcext:value-type="string">
            <text:p>Distribución por Sector Sanitario: en 76 casos confirmado no ha sido posible identificar el sector sanitario.</text:p>
          </table:table-cell>
          <table:table-cell table:number-columns-repeated="4"/>
        </table:table-row>
        <table:table-row table:style-name="ro4">
          <table:table-cell table:style-name="ce13" office:value-type="string" calcext:value-type="string">
            <text:p>Zona Básica</text:p>
          </table:table-cell>
          <table:table-cell table:style-name="ce8" office:value-type="string" calcext:value-type="string">
            <text:p>Casos</text:p>
          </table:table-cell>
          <table:table-cell table:style-name="ce8" office:value-type="string" calcext:value-type="string">
            <text:p>Porcentaje</text:p>
          </table:table-cell>
          <table:table-cell table:style-name="ce8" office:value-type="string" calcext:value-type="string">
            <text:p>ZBS con casos</text:p>
          </table:table-cell>
          <table:table-cell table:style-name="ce46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/>
          <table:table-cell table:style-name="ce6"/>
        </table:table-row>
        <table:table-row table:style-name="ro2">
          <table:table-cell table:style-name="ce14" office:value-type="string" calcext:value-type="string">
            <text:p>María de Huerva</text:p>
          </table:table-cell>
          <table:table-cell table:style-name="ce25" office:value-type="float" office:value="72" calcext:value-type="float">
            <text:p>72</text:p>
          </table:table-cell>
          <table:table-cell table:style-name="ce33" table:formula="of:=[.B28]/[.$B$130]" office:value-type="percentage" office:value="0.0574620909816441" calcext:value-type="percentage">
            <text:p>5,75 %</text:p>
          </table:table-cell>
          <table:table-cell table:style-name="ce39" office:value-type="float" office:value="1" calcext:value-type="float">
            <text:p>1</text:p>
          </table:table-cell>
          <table:table-cell/>
          <table:table-cell table:style-name="ce51" office:value-type="string" calcext:value-type="string">
            <text:p>ZARAGOZA III</text:p>
          </table:table-cell>
          <table:table-cell table:style-name="ce71" office:value-type="float" office:value="319" calcext:value-type="float">
            <text:p>319</text:p>
          </table:table-cell>
          <table:table-cell table:style-name="ce89" table:formula="of:=[.G28]/[.$E$18]" office:value-type="percentage" office:value="0.254588986432562" calcext:value-type="percentage">
            <text:p>25,46 %</text:p>
          </table:table-cell>
          <table:table-cell table:style-name="ce106"/>
          <table:table-cell table:style-name="ce6"/>
        </table:table-row>
        <table:table-row table:style-name="ro2">
          <table:table-cell table:style-name="ce14" office:value-type="string" calcext:value-type="string">
            <text:p>Daroca</text:p>
          </table:table-cell>
          <table:table-cell table:style-name="ce25" office:value-type="float" office:value="44" calcext:value-type="float">
            <text:p>44</text:p>
          </table:table-cell>
          <table:table-cell table:style-name="ce33" table:formula="of:=[.B29]/[.$B$130]" office:value-type="percentage" office:value="0.0351157222665603" calcext:value-type="percentage">
            <text:p>3,51 %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table:style-name="ce52" office:value-type="string" calcext:value-type="string">
            <text:p>ZARAGOZA II</text:p>
          </table:table-cell>
          <table:table-cell table:style-name="ce72" office:value-type="float" office:value="231" calcext:value-type="float">
            <text:p>231</text:p>
          </table:table-cell>
          <table:table-cell table:style-name="ce90" table:formula="of:=[.G29]/[.$E$18]" office:value-type="percentage" office:value="0.184357541899441" calcext:value-type="percentage">
            <text:p>18,44 %</text:p>
          </table:table-cell>
          <table:table-cell table:style-name="ce107"/>
          <table:table-cell table:style-name="ce6"/>
        </table:table-row>
        <table:table-row table:style-name="ro2">
          <table:table-cell table:style-name="ce14" office:value-type="string" calcext:value-type="string">
            <text:p>Huesca Capital Nº 2 (Santo Grial)</text:p>
          </table:table-cell>
          <table:table-cell table:style-name="ce25" office:value-type="float" office:value="40" calcext:value-type="float">
            <text:p>40</text:p>
          </table:table-cell>
          <table:table-cell table:style-name="ce33" table:formula="of:=[.B30]/[.$B$130]" office:value-type="percentage" office:value="0.0319233838786911" calcext:value-type="percentage">
            <text:p>3,19 %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53" office:value-type="string" calcext:value-type="string">
            <text:p>HUESCA</text:p>
          </table:table-cell>
          <table:table-cell table:style-name="ce73" office:value-type="float" office:value="161" calcext:value-type="float">
            <text:p>161</text:p>
          </table:table-cell>
          <table:table-cell table:style-name="ce91" table:formula="of:=[.G30]/[.$E$18]" office:value-type="percentage" office:value="0.128491620111732" calcext:value-type="percentage">
            <text:p>12,85 %</text:p>
          </table:table-cell>
          <table:table-cell table:style-name="ce107"/>
          <table:table-cell table:style-name="ce6"/>
        </table:table-row>
        <table:table-row table:style-name="ro2">
          <table:table-cell table:style-name="ce14" office:value-type="string" calcext:value-type="string">
            <text:p>Huesca Capital Nº 1 (Perpetuo Socorro)</text:p>
          </table:table-cell>
          <table:table-cell table:style-name="ce25" office:value-type="float" office:value="31" calcext:value-type="float">
            <text:p>31</text:p>
          </table:table-cell>
          <table:table-cell table:style-name="ce33" table:formula="of:=[.B31]/[.$B$130]" office:value-type="percentage" office:value="0.0247406225059856" calcext:value-type="percentage">
            <text:p>2,47 %</text:p>
          </table:table-cell>
          <table:table-cell table:style-name="ce39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BARBASTRO</text:p>
          </table:table-cell>
          <table:table-cell table:style-name="ce74" office:value-type="float" office:value="134" calcext:value-type="float">
            <text:p>134</text:p>
          </table:table-cell>
          <table:table-cell table:style-name="ce92" table:formula="of:=[.G31]/[.$E$18]" office:value-type="percentage" office:value="0.106943335993615" calcext:value-type="percentage">
            <text:p>10,69 %</text:p>
          </table:table-cell>
          <table:table-cell table:style-name="ce107"/>
          <table:table-cell table:style-name="ce6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25" office:value-type="float" office:value="30" calcext:value-type="float">
            <text:p>30</text:p>
          </table:table-cell>
          <table:table-cell table:style-name="ce33" table:formula="of:=[.B32]/[.$B$130]" office:value-type="percentage" office:value="0.0239425379090184" calcext:value-type="percentage">
            <text:p>2,39 %</text:p>
          </table:table-cell>
          <table:table-cell table:style-name="ce39" office:value-type="float" office:value="5" calcext:value-type="float">
            <text:p>5</text:p>
          </table:table-cell>
          <table:table-cell/>
          <table:table-cell table:style-name="ce55" office:value-type="string" calcext:value-type="string">
            <text:p>ZARAGOZA I</text:p>
          </table:table-cell>
          <table:table-cell table:style-name="ce75" office:value-type="float" office:value="127" calcext:value-type="float">
            <text:p>127</text:p>
          </table:table-cell>
          <table:table-cell table:style-name="ce93" table:formula="of:=[.G32]/[.$E$18]" office:value-type="percentage" office:value="0.101356743814844" calcext:value-type="percentage">
            <text:p>10,14 %</text:p>
          </table:table-cell>
          <table:table-cell table:style-name="ce107"/>
          <table:table-cell table:style-name="ce6"/>
        </table:table-row>
        <table:table-row table:style-name="ro2">
          <table:table-cell table:style-name="ce14" office:value-type="string" calcext:value-type="string">
            <text:p>Épila</text:p>
          </table:table-cell>
          <table:table-cell table:style-name="ce25" office:value-type="float" office:value="29" calcext:value-type="float">
            <text:p>29</text:p>
          </table:table-cell>
          <table:table-cell table:style-name="ce33" table:formula="of:=[.B33]/[.$B$130]" office:value-type="percentage" office:value="0.0231444533120511" calcext:value-type="percentage">
            <text:p>2,31 %</text:p>
          </table:table-cell>
          <table:table-cell table:style-name="ce39" office:value-type="float" office:value="6" calcext:value-type="float">
            <text:p>6</text:p>
          </table:table-cell>
          <table:table-cell/>
          <table:table-cell table:style-name="ce56" office:value-type="string" calcext:value-type="string">
            <text:p>CALATAYUD</text:p>
          </table:table-cell>
          <table:table-cell table:style-name="ce76" office:value-type="float" office:value="92" calcext:value-type="float">
            <text:p>92</text:p>
          </table:table-cell>
          <table:table-cell table:style-name="ce94" table:formula="of:=[.G33]/[.$E$18]" office:value-type="percentage" office:value="0.0734237829209896" calcext:value-type="percentage">
            <text:p>7,34 %</text:p>
          </table:table-cell>
          <table:table-cell table:style-name="ce107"/>
          <table:table-cell table:style-name="ce6"/>
        </table:table-row>
        <table:table-row table:style-name="ro2">
          <table:table-cell table:style-name="ce14" office:value-type="string" calcext:value-type="string">
            <text:p>Delicias Norte</text:p>
          </table:table-cell>
          <table:table-cell table:style-name="ce25" office:value-type="float" office:value="28" calcext:value-type="float">
            <text:p>28</text:p>
          </table:table-cell>
          <table:table-cell table:style-name="ce33" table:formula="of:=[.B34]/[.$B$130]" office:value-type="percentage" office:value="0.0223463687150838" calcext:value-type="percentage">
            <text:p>2,23 %</text:p>
          </table:table-cell>
          <table:table-cell table:style-name="ce39" office:value-type="float" office:value="7" calcext:value-type="float">
            <text:p>7</text:p>
          </table:table-cell>
          <table:table-cell/>
          <table:table-cell table:style-name="ce57" office:value-type="string" calcext:value-type="string">
            <text:p>TERUEL</text:p>
          </table:table-cell>
          <table:table-cell table:style-name="ce77" office:value-type="float" office:value="67" calcext:value-type="float">
            <text:p>67</text:p>
          </table:table-cell>
          <table:table-cell table:style-name="ce95" table:formula="of:=[.G34]/[.$E$18]" office:value-type="percentage" office:value="0.0534716679968077" calcext:value-type="percentage">
            <text:p>5,35 %</text:p>
          </table:table-cell>
          <table:table-cell table:style-name="ce107"/>
          <table:table-cell table:style-name="ce6"/>
        </table:table-row>
        <table:table-row table:style-name="ro2">
          <table:table-cell table:style-name="ce14" office:value-type="string" calcext:value-type="string">
            <text:p>Delicias Sur</text:p>
          </table:table-cell>
          <table:table-cell table:style-name="ce25" office:value-type="float" office:value="28" calcext:value-type="float">
            <text:p>28</text:p>
          </table:table-cell>
          <table:table-cell table:style-name="ce33" table:formula="of:=[.B35]/[.$B$130]" office:value-type="percentage" office:value="0.0223463687150838" calcext:value-type="percentage">
            <text:p>2,23 %</text:p>
          </table:table-cell>
          <table:table-cell table:style-name="ce39" office:value-type="float" office:value="8" calcext:value-type="float">
            <text:p>8</text:p>
          </table:table-cell>
          <table:table-cell/>
          <table:table-cell table:style-name="ce58" office:value-type="string" calcext:value-type="string">
            <text:p>ALCAÑIZ</text:p>
          </table:table-cell>
          <table:table-cell table:style-name="ce78" office:value-type="float" office:value="46" calcext:value-type="float">
            <text:p>46</text:p>
          </table:table-cell>
          <table:table-cell table:style-name="ce96" table:formula="of:=[.G35]/[.$E$18]" office:value-type="percentage" office:value="0.0367118914604948" calcext:value-type="percentage">
            <text:p>3,67 %</text:p>
          </table:table-cell>
          <table:table-cell table:style-name="ce107"/>
          <table:table-cell table:style-name="ce6"/>
        </table:table-row>
        <table:table-row table:style-name="ro2">
          <table:table-cell table:style-name="ce14" office:value-type="string" calcext:value-type="string">
            <text:p>Fernando El Católico</text:p>
          </table:table-cell>
          <table:table-cell table:style-name="ce25" office:value-type="float" office:value="25" calcext:value-type="float">
            <text:p>25</text:p>
          </table:table-cell>
          <table:table-cell table:style-name="ce33" table:formula="of:=[.B36]/[.$B$130]" office:value-type="percentage" office:value="0.019952114924182" calcext:value-type="percentage">
            <text:p>2,00 %</text:p>
          </table:table-cell>
          <table:table-cell table:style-name="ce39" office:value-type="float" office:value="9" calcext:value-type="float">
            <text:p>9</text:p>
          </table:table-cell>
          <table:table-cell/>
          <table:table-cell table:style-name="ce59" office:value-type="string" calcext:value-type="string">
            <text:p>No identificado</text:p>
          </table:table-cell>
          <table:table-cell table:style-name="ce79" office:value-type="float" office:value="76" calcext:value-type="float">
            <text:p>76</text:p>
          </table:table-cell>
          <table:table-cell table:style-name="ce97" table:formula="of:=[.G36]/[.$E$18]" office:value-type="percentage" office:value="0.0606544293695132" calcext:value-type="percentage">
            <text:p>6,07 %</text:p>
          </table:table-cell>
          <table:table-cell table:style-name="ce107"/>
          <table:table-cell table:style-name="ce6"/>
        </table:table-row>
        <table:table-row table:style-name="ro2">
          <table:table-cell table:style-name="ce14" office:value-type="string" calcext:value-type="string">
            <text:p>Sagasta-Ruiseñores</text:p>
          </table:table-cell>
          <table:table-cell table:style-name="ce25" office:value-type="float" office:value="25" calcext:value-type="float">
            <text:p>25</text:p>
          </table:table-cell>
          <table:table-cell table:style-name="ce33" table:formula="of:=[.B37]/[.$B$130]" office:value-type="percentage" office:value="0.019952114924182" calcext:value-type="percentage">
            <text:p>2,00 %</text:p>
          </table:table-cell>
          <table:table-cell table:style-name="ce39" office:value-type="float" office:value="10" calcext:value-type="float">
            <text:p>10</text:p>
          </table:table-cell>
          <table:table-cell/>
          <table:table-cell table:style-name="ce60" office:value-type="string" calcext:value-type="string">
            <text:p>TOTAL</text:p>
          </table:table-cell>
          <table:table-cell table:style-name="ce80" table:formula="of:=SUM([.G28:.G36])" office:value-type="float" office:value="1253" calcext:value-type="float">
            <text:p>1.253</text:p>
          </table:table-cell>
          <table:table-cell table:style-name="ce98"/>
          <table:table-cell table:style-name="ce107"/>
          <table:table-cell table:style-name="ce6"/>
        </table:table-row>
        <table:table-row table:style-name="ro2">
          <table:table-cell table:style-name="ce14" office:value-type="string" calcext:value-type="string">
            <text:p>San José Sur</text:p>
          </table:table-cell>
          <table:table-cell table:style-name="ce25" office:value-type="float" office:value="25" calcext:value-type="float">
            <text:p>25</text:p>
          </table:table-cell>
          <table:table-cell table:style-name="ce33" table:formula="of:=[.B38]/[.$B$130]" office:value-type="percentage" office:value="0.019952114924182" calcext:value-type="percentage">
            <text:p>2,00 %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onzón Urbano</text:p>
          </table:table-cell>
          <table:table-cell table:style-name="ce25" office:value-type="float" office:value="24" calcext:value-type="float">
            <text:p>24</text:p>
          </table:table-cell>
          <table:table-cell table:style-name="ce33" table:formula="of:=[.B39]/[.$B$130]" office:value-type="percentage" office:value="0.0191540303272147" calcext:value-type="percentage">
            <text:p>1,92 %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4"/>
          <table:table-cell table:style-name="ce61" table:number-columns-repeated="2"/>
        </table:table-row>
        <table:table-row table:style-name="ro2">
          <table:table-cell table:style-name="ce14" office:value-type="string" calcext:value-type="string">
            <text:p>Teruel Centro</text:p>
          </table:table-cell>
          <table:table-cell table:style-name="ce25" office:value-type="float" office:value="23" calcext:value-type="float">
            <text:p>23</text:p>
          </table:table-cell>
          <table:table-cell table:style-name="ce33" table:formula="of:=[.B40]/[.$B$130]" office:value-type="percentage" office:value="0.0183559457302474" calcext:value-type="percentage">
            <text:p>1,84 %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4"/>
          <table:table-cell table:style-name="ce108" table:number-columns-repeated="2"/>
        </table:table-row>
        <table:table-row table:style-name="ro2">
          <table:table-cell table:style-name="ce14" office:value-type="string" calcext:value-type="string">
            <text:p>Zalfonada</text:p>
          </table:table-cell>
          <table:table-cell table:style-name="ce25" office:value-type="float" office:value="23" calcext:value-type="float">
            <text:p>23</text:p>
          </table:table-cell>
          <table:table-cell table:style-name="ce33" table:formula="of:=[.B41]/[.$B$130]" office:value-type="percentage" office:value="0.0183559457302474" calcext:value-type="percentage">
            <text:p>1,84 %</text:p>
          </table:table-cell>
          <table:table-cell table:style-name="ce39" office:value-type="float" office:value="14" calcext:value-type="float">
            <text:p>14</text:p>
          </table:table-cell>
          <table:table-cell table:number-columns-repeated="4"/>
          <table:table-cell table:style-name="ce67" table:number-columns-repeated="2"/>
        </table:table-row>
        <table:table-row table:style-name="ro2">
          <table:table-cell table:style-name="ce14" office:value-type="string" calcext:value-type="string">
            <text:p>Casetas</text:p>
          </table:table-cell>
          <table:table-cell table:style-name="ce25" office:value-type="float" office:value="22" calcext:value-type="float">
            <text:p>22</text:p>
          </table:table-cell>
          <table:table-cell table:style-name="ce33" table:formula="of:=[.B42]/[.$B$130]" office:value-type="percentage" office:value="0.0175578611332801" calcext:value-type="percentage">
            <text:p>1,76 %</text:p>
          </table:table-cell>
          <table:table-cell table:style-name="ce39" office:value-type="float" office:value="15" calcext:value-type="float">
            <text:p>15</text:p>
          </table:table-cell>
          <table:table-cell/>
          <table:table-cell table:style-name="ce61" office:value-type="string" calcext:value-type="string">
            <text:p>Casos en municipios con más de 10.000 habitantes</text:p>
          </table:table-cell>
          <table:table-cell table:style-name="ce61" table:number-columns-repeated="2"/>
          <table:table-cell table:style-name="ce67" table:number-columns-repeated="2"/>
        </table:table-row>
        <table:table-row table:style-name="ro2">
          <table:table-cell table:style-name="ce14" office:value-type="string" calcext:value-type="string">
            <text:p>Illueca</text:p>
          </table:table-cell>
          <table:table-cell table:style-name="ce25" office:value-type="float" office:value="22" calcext:value-type="float">
            <text:p>22</text:p>
          </table:table-cell>
          <table:table-cell table:style-name="ce33" table:formula="of:=[.B43]/[.$B$130]" office:value-type="percentage" office:value="0.0175578611332801" calcext:value-type="percentage">
            <text:p>1,76 %</text:p>
          </table:table-cell>
          <table:table-cell table:style-name="ce39" office:value-type="float" office:value="16" calcext:value-type="float">
            <text:p>16</text:p>
          </table:table-cell>
          <table:table-cell/>
          <table:table-cell table:style-name="ce62" office:value-type="string" calcext:value-type="string">
            <text:p>MUNICIPIO</text:p>
          </table:table-cell>
          <table:table-cell table:style-name="ce62" office:value-type="string" calcext:value-type="string">
            <text:p>nº casos</text:p>
          </table:table-cell>
          <table:table-cell table:style-name="ce62" office:value-type="string" calcext:value-type="string">
            <text:p>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Huesca Capital Nº 3 (Pirineos)</text:p>
          </table:table-cell>
          <table:table-cell table:style-name="ce25" office:value-type="float" office:value="21" calcext:value-type="float">
            <text:p>21</text:p>
          </table:table-cell>
          <table:table-cell table:style-name="ce33" table:formula="of:=[.B44]/[.$B$130]" office:value-type="percentage" office:value="0.0167597765363129" calcext:value-type="percentage">
            <text:p>1,68 %</text:p>
          </table:table-cell>
          <table:table-cell table:style-name="ce39" office:value-type="float" office:value="17" calcext:value-type="float">
            <text:p>17</text:p>
          </table:table-cell>
          <table:table-cell/>
          <table:table-cell table:style-name="ce63" office:value-type="string" calcext:value-type="string">
            <text:p>Zaragoza</text:p>
          </table:table-cell>
          <table:table-cell table:style-name="ce81" office:value-type="float" office:value="479" calcext:value-type="float">
            <text:p>479</text:p>
          </table:table-cell>
          <table:table-cell table:style-name="ce99" table:formula="of:=[.G44]/[.$B$130]" office:value-type="percentage" office:value="0.382282521947326" calcext:value-type="percentage">
            <text:p>38,23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Actur Norte</text:p>
          </table:table-cell>
          <table:table-cell table:style-name="ce25" office:value-type="float" office:value="20" calcext:value-type="float">
            <text:p>20</text:p>
          </table:table-cell>
          <table:table-cell table:style-name="ce33" table:formula="of:=[.B45]/[.$B$130]" office:value-type="percentage" office:value="0.0159616919393456" calcext:value-type="percentage">
            <text:p>1,60 %</text:p>
          </table:table-cell>
          <table:table-cell table:style-name="ce39" office:value-type="float" office:value="18" calcext:value-type="float">
            <text:p>18</text:p>
          </table:table-cell>
          <table:table-cell table:style-name="ce47"/>
          <table:table-cell table:style-name="ce64" office:value-type="string" calcext:value-type="string">
            <text:p>Huesca</text:p>
          </table:table-cell>
          <table:table-cell table:style-name="ce82" office:value-type="float" office:value="99" calcext:value-type="float">
            <text:p>99</text:p>
          </table:table-cell>
          <table:table-cell table:style-name="ce100" table:formula="of:=[.G45]/[.$B$130]" office:value-type="percentage" office:value="0.0790103750997606" calcext:value-type="percentage">
            <text:p>7,90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Jaca</text:p>
          </table:table-cell>
          <table:table-cell table:style-name="ce25" office:value-type="float" office:value="20" calcext:value-type="float">
            <text:p>20</text:p>
          </table:table-cell>
          <table:table-cell table:style-name="ce33" table:formula="of:=[.B46]/[.$B$130]" office:value-type="percentage" office:value="0.0159616919393456" calcext:value-type="percentage">
            <text:p>1,60 %</text:p>
          </table:table-cell>
          <table:table-cell table:style-name="ce39" office:value-type="float" office:value="19" calcext:value-type="float">
            <text:p>19</text:p>
          </table:table-cell>
          <table:table-cell/>
          <table:table-cell table:style-name="ce65" office:value-type="string" calcext:value-type="string">
            <text:p>Cuarte de Huerva</text:p>
          </table:table-cell>
          <table:table-cell table:style-name="ce83" office:value-type="float" office:value="54" calcext:value-type="float">
            <text:p>54</text:p>
          </table:table-cell>
          <table:table-cell table:style-name="ce101" table:formula="of:=[.G46]/[.$B$130]" office:value-type="percentage" office:value="0.043096568236233" calcext:value-type="percentage">
            <text:p>4,31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Torre Ramona</text:p>
          </table:table-cell>
          <table:table-cell table:style-name="ce25" office:value-type="float" office:value="20" calcext:value-type="float">
            <text:p>20</text:p>
          </table:table-cell>
          <table:table-cell table:style-name="ce33" table:formula="of:=[.B47]/[.$B$130]" office:value-type="percentage" office:value="0.0159616919393456" calcext:value-type="percentage">
            <text:p>1,60 %</text:p>
          </table:table-cell>
          <table:table-cell table:style-name="ce39" office:value-type="float" office:value="20" calcext:value-type="float">
            <text:p>20</text:p>
          </table:table-cell>
          <table:table-cell/>
          <table:table-cell table:style-name="ce64" office:value-type="string" calcext:value-type="string">
            <text:p>Teruel</text:p>
          </table:table-cell>
          <table:table-cell table:style-name="ce82" office:value-type="float" office:value="36" calcext:value-type="float">
            <text:p>36</text:p>
          </table:table-cell>
          <table:table-cell table:style-name="ce100" table:formula="of:=[.G47]/[.$B$130]" office:value-type="percentage" office:value="0.028731045490822" calcext:value-type="percentage">
            <text:p>2,87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Valdespartera-Montecanal</text:p>
          </table:table-cell>
          <table:table-cell table:style-name="ce25" office:value-type="float" office:value="20" calcext:value-type="float">
            <text:p>20</text:p>
          </table:table-cell>
          <table:table-cell table:style-name="ce33" table:formula="of:=[.B48]/[.$B$130]" office:value-type="percentage" office:value="0.0159616919393456" calcext:value-type="percentage">
            <text:p>1,60 %</text:p>
          </table:table-cell>
          <table:table-cell table:style-name="ce39" office:value-type="float" office:value="21" calcext:value-type="float">
            <text:p>21</text:p>
          </table:table-cell>
          <table:table-cell/>
          <table:table-cell table:style-name="ce65" office:value-type="string" calcext:value-type="string">
            <text:p>Barbastro</text:p>
          </table:table-cell>
          <table:table-cell table:style-name="ce83" office:value-type="float" office:value="27" calcext:value-type="float">
            <text:p>27</text:p>
          </table:table-cell>
          <table:table-cell table:style-name="ce101" table:formula="of:=[.G48]/[.$B$130]" office:value-type="percentage" office:value="0.0215482841181165" calcext:value-type="percentage">
            <text:p>2,15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Fraga</text:p>
          </table:table-cell>
          <table:table-cell table:style-name="ce25" office:value-type="float" office:value="19" calcext:value-type="float">
            <text:p>19</text:p>
          </table:table-cell>
          <table:table-cell table:style-name="ce33" table:formula="of:=[.B49]/[.$B$130]" office:value-type="percentage" office:value="0.0151636073423783" calcext:value-type="percentage">
            <text:p>1,52 %</text:p>
          </table:table-cell>
          <table:table-cell table:style-name="ce39" office:value-type="float" office:value="22" calcext:value-type="float">
            <text:p>22</text:p>
          </table:table-cell>
          <table:table-cell/>
          <table:table-cell table:style-name="ce64" office:value-type="string" calcext:value-type="string">
            <text:p>Monzón</text:p>
          </table:table-cell>
          <table:table-cell table:style-name="ce82" office:value-type="float" office:value="25" calcext:value-type="float">
            <text:p>25</text:p>
          </table:table-cell>
          <table:table-cell table:style-name="ce100" table:formula="of:=[.G49]/[.$B$130]" office:value-type="percentage" office:value="0.019952114924182" calcext:value-type="percentage">
            <text:p>2,00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Venecia</text:p>
          </table:table-cell>
          <table:table-cell table:style-name="ce25" office:value-type="float" office:value="19" calcext:value-type="float">
            <text:p>19</text:p>
          </table:table-cell>
          <table:table-cell table:style-name="ce33" table:formula="of:=[.B50]/[.$B$130]" office:value-type="percentage" office:value="0.0151636073423783" calcext:value-type="percentage">
            <text:p>1,52 %</text:p>
          </table:table-cell>
          <table:table-cell table:style-name="ce39" office:value-type="float" office:value="23" calcext:value-type="float">
            <text:p>23</text:p>
          </table:table-cell>
          <table:table-cell/>
          <table:table-cell table:style-name="ce65" office:value-type="string" calcext:value-type="string">
            <text:p>Jaca</text:p>
          </table:table-cell>
          <table:table-cell table:style-name="ce83" office:value-type="float" office:value="20" calcext:value-type="float">
            <text:p>20</text:p>
          </table:table-cell>
          <table:table-cell table:style-name="ce101" table:formula="of:=[.G50]/[.$B$130]" office:value-type="percentage" office:value="0.0159616919393456" calcext:value-type="percentage">
            <text:p>1,60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Zuera</text:p>
          </table:table-cell>
          <table:table-cell table:style-name="ce25" office:value-type="float" office:value="19" calcext:value-type="float">
            <text:p>19</text:p>
          </table:table-cell>
          <table:table-cell table:style-name="ce33" table:formula="of:=[.B51]/[.$B$130]" office:value-type="percentage" office:value="0.0151636073423783" calcext:value-type="percentage">
            <text:p>1,52 %</text:p>
          </table:table-cell>
          <table:table-cell table:style-name="ce39" office:value-type="float" office:value="24" calcext:value-type="float">
            <text:p>24</text:p>
          </table:table-cell>
          <table:table-cell/>
          <table:table-cell table:style-name="ce64" office:value-type="string" calcext:value-type="string">
            <text:p>Utebo</text:p>
          </table:table-cell>
          <table:table-cell table:style-name="ce82" office:value-type="float" office:value="19" calcext:value-type="float">
            <text:p>19</text:p>
          </table:table-cell>
          <table:table-cell table:style-name="ce100" table:formula="of:=[.G51]/[.$B$130]" office:value-type="percentage" office:value="0.0151636073423783" calcext:value-type="percentage">
            <text:p>1,52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Albalate de Cinca</text:p>
          </table:table-cell>
          <table:table-cell table:style-name="ce25" office:value-type="float" office:value="18" calcext:value-type="float">
            <text:p>18</text:p>
          </table:table-cell>
          <table:table-cell table:style-name="ce33" table:formula="of:=[.B52]/[.$B$130]" office:value-type="percentage" office:value="0.014365522745411" calcext:value-type="percentage">
            <text:p>1,44 %</text:p>
          </table:table-cell>
          <table:table-cell table:style-name="ce39" office:value-type="float" office:value="25" calcext:value-type="float">
            <text:p>25</text:p>
          </table:table-cell>
          <table:table-cell/>
          <table:table-cell table:style-name="ce65" office:value-type="string" calcext:value-type="string">
            <text:p>Fraga</text:p>
          </table:table-cell>
          <table:table-cell table:style-name="ce83" office:value-type="float" office:value="19" calcext:value-type="float">
            <text:p>19</text:p>
          </table:table-cell>
          <table:table-cell table:style-name="ce101" table:formula="of:=[.G52]/[.$B$130]" office:value-type="percentage" office:value="0.0151636073423783" calcext:value-type="percentage">
            <text:p>1,52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Utrillas</text:p>
          </table:table-cell>
          <table:table-cell table:style-name="ce25" office:value-type="float" office:value="18" calcext:value-type="float">
            <text:p>18</text:p>
          </table:table-cell>
          <table:table-cell table:style-name="ce33" table:formula="of:=[.B53]/[.$B$130]" office:value-type="percentage" office:value="0.014365522745411" calcext:value-type="percentage">
            <text:p>1,44 %</text:p>
          </table:table-cell>
          <table:table-cell table:style-name="ce39" office:value-type="float" office:value="26" calcext:value-type="float">
            <text:p>26</text:p>
          </table:table-cell>
          <table:table-cell/>
          <table:table-cell table:style-name="ce64" office:value-type="string" calcext:value-type="string">
            <text:p>Calatayud</text:p>
          </table:table-cell>
          <table:table-cell table:style-name="ce82" office:value-type="float" office:value="15" calcext:value-type="float">
            <text:p>15</text:p>
          </table:table-cell>
          <table:table-cell table:style-name="ce100" table:formula="of:=[.G53]/[.$B$130]" office:value-type="percentage" office:value="0.0119712689545092" calcext:value-type="percentage">
            <text:p>1,20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Madre Vedruna-Miraflores</text:p>
          </table:table-cell>
          <table:table-cell table:style-name="ce25" office:value-type="float" office:value="17" calcext:value-type="float">
            <text:p>17</text:p>
          </table:table-cell>
          <table:table-cell table:style-name="ce33" table:formula="of:=[.B54]/[.$B$130]" office:value-type="percentage" office:value="0.0135674381484437" calcext:value-type="percentage">
            <text:p>1,36 %</text:p>
          </table:table-cell>
          <table:table-cell table:style-name="ce39" office:value-type="float" office:value="27" calcext:value-type="float">
            <text:p>27</text:p>
          </table:table-cell>
          <table:table-cell/>
          <table:table-cell table:style-name="ce65" office:value-type="string" calcext:value-type="string">
            <text:p>Alcañiz</text:p>
          </table:table-cell>
          <table:table-cell table:style-name="ce83" office:value-type="float" office:value="13" calcext:value-type="float">
            <text:p>13</text:p>
          </table:table-cell>
          <table:table-cell table:style-name="ce101" table:formula="of:=[.G54]/[.$B$130]" office:value-type="percentage" office:value="0.0103750997605746" calcext:value-type="percentage">
            <text:p>1,04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Miralbueno-Garrapinillos</text:p>
          </table:table-cell>
          <table:table-cell table:style-name="ce25" office:value-type="float" office:value="16" calcext:value-type="float">
            <text:p>16</text:p>
          </table:table-cell>
          <table:table-cell table:style-name="ce33" table:formula="of:=[.B55]/[.$B$130]" office:value-type="percentage" office:value="0.0127693535514765" calcext:value-type="percentage">
            <text:p>1,28 %</text:p>
          </table:table-cell>
          <table:table-cell table:style-name="ce3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Tarazona</text:p>
          </table:table-cell>
          <table:table-cell table:style-name="ce82" office:value-type="float" office:value="8" calcext:value-type="float">
            <text:p>8</text:p>
          </table:table-cell>
          <table:table-cell table:style-name="ce100" table:formula="of:=[.G55]/[.$B$130]" office:value-type="percentage" office:value="0.00638467677573823" calcext:value-type="percentage">
            <text:p>0,64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Univérsitas</text:p>
          </table:table-cell>
          <table:table-cell table:style-name="ce25" office:value-type="float" office:value="16" calcext:value-type="float">
            <text:p>16</text:p>
          </table:table-cell>
          <table:table-cell table:style-name="ce33" table:formula="of:=[.B56]/[.$B$130]" office:value-type="percentage" office:value="0.0127693535514765" calcext:value-type="percentage">
            <text:p>1,28 %</text:p>
          </table:table-cell>
          <table:table-cell table:style-name="ce39" office:value-type="float" office:value="29" calcext:value-type="float">
            <text:p>29</text:p>
          </table:table-cell>
          <table:table-cell/>
          <table:table-cell table:style-name="ce65" office:value-type="string" calcext:value-type="string">
            <text:p>Ejea de los Caballeros</text:p>
          </table:table-cell>
          <table:table-cell table:style-name="ce83" office:value-type="float" office:value="4" calcext:value-type="float">
            <text:p>4</text:p>
          </table:table-cell>
          <table:table-cell table:style-name="ce101" table:formula="of:=[.G56]/[.$B$130]" office:value-type="percentage" office:value="0.00319233838786911" calcext:value-type="percentage">
            <text:p>0,32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Utebo</text:p>
          </table:table-cell>
          <table:table-cell table:style-name="ce25" office:value-type="float" office:value="16" calcext:value-type="float">
            <text:p>16</text:p>
          </table:table-cell>
          <table:table-cell table:style-name="ce33" table:formula="of:=[.B57]/[.$B$130]" office:value-type="percentage" office:value="0.0127693535514765" calcext:value-type="percentage">
            <text:p>1,28 %</text:p>
          </table:table-cell>
          <table:table-cell table:style-name="ce39" office:value-type="float" office:value="30" calcext:value-type="float">
            <text:p>30</text:p>
          </table:table-cell>
          <table:table-cell/>
          <table:table-cell table:style-name="ce66" office:value-type="string" calcext:value-type="string">
            <text:p>TOTAL</text:p>
          </table:table-cell>
          <table:table-cell table:style-name="ce84" table:formula="of:=SUM([.G44:.G56])" office:value-type="float" office:value="818" calcext:value-type="float">
            <text:p>818</text:p>
          </table:table-cell>
          <table:table-cell table:style-name="ce102" table:formula="of:=[.G57]/[.B130]" office:value-type="percentage" office:value="0.652833200319234" calcext:value-type="percentage">
            <text:p>65,28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Valdefierro</text:p>
          </table:table-cell>
          <table:table-cell table:style-name="ce25" office:value-type="float" office:value="16" calcext:value-type="float">
            <text:p>16</text:p>
          </table:table-cell>
          <table:table-cell table:style-name="ce33" table:formula="of:=[.B58]/[.$B$130]" office:value-type="percentage" office:value="0.0127693535514765" calcext:value-type="percentage">
            <text:p>1,28 %</text:p>
          </table:table-cell>
          <table:table-cell table:style-name="ce39" office:value-type="float" office:value="31" calcext:value-type="float">
            <text:p>31</text:p>
          </table:table-cell>
          <table:table-cell/>
          <table:table-cell table:style-name="ce67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San José Centro</text:p>
          </table:table-cell>
          <table:table-cell table:style-name="ce25" office:value-type="float" office:value="15" calcext:value-type="float">
            <text:p>15</text:p>
          </table:table-cell>
          <table:table-cell table:style-name="ce33" table:formula="of:=[.B59]/[.$B$130]" office:value-type="percentage" office:value="0.0119712689545092" calcext:value-type="percentage">
            <text:p>1,20 %</text:p>
          </table:table-cell>
          <table:table-cell table:style-name="ce39" office:value-type="float" office:value="32" calcext:value-type="float">
            <text:p>32</text:p>
          </table:table-cell>
          <table:table-cell/>
          <table:table-cell table:style-name="ce67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Alcañiz</text:p>
          </table:table-cell>
          <table:table-cell table:style-name="ce25" office:value-type="float" office:value="14" calcext:value-type="float">
            <text:p>14</text:p>
          </table:table-cell>
          <table:table-cell table:style-name="ce33" table:formula="of:=[.B60]/[.$B$130]" office:value-type="percentage" office:value="0.0111731843575419" calcext:value-type="percentage">
            <text:p>1,12 %</text:p>
          </table:table-cell>
          <table:table-cell table:style-name="ce39" office:value-type="float" office:value="33" calcext:value-type="float">
            <text:p>33</text:p>
          </table:table-cell>
          <table:table-cell/>
          <table:table-cell table:style-name="ce67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Binéfar</text:p>
          </table:table-cell>
          <table:table-cell table:style-name="ce25" office:value-type="float" office:value="14" calcext:value-type="float">
            <text:p>14</text:p>
          </table:table-cell>
          <table:table-cell table:style-name="ce33" table:formula="of:=[.B61]/[.$B$130]" office:value-type="percentage" office:value="0.0111731843575419" calcext:value-type="percentage">
            <text:p>1,12 %</text:p>
          </table:table-cell>
          <table:table-cell table:style-name="ce39" office:value-type="float" office:value="34" calcext:value-type="float">
            <text:p>3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tayud Urbano</text:p>
          </table:table-cell>
          <table:table-cell table:style-name="ce25" office:value-type="float" office:value="14" calcext:value-type="float">
            <text:p>14</text:p>
          </table:table-cell>
          <table:table-cell table:style-name="ce33" table:formula="of:=[.B62]/[.$B$130]" office:value-type="percentage" office:value="0.0111731843575419" calcext:value-type="percentage">
            <text:p>1,12 %</text:p>
          </table:table-cell>
          <table:table-cell table:style-name="ce39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Oliver</text:p>
          </table:table-cell>
          <table:table-cell table:style-name="ce25" office:value-type="float" office:value="14" calcext:value-type="float">
            <text:p>14</text:p>
          </table:table-cell>
          <table:table-cell table:style-name="ce33" table:formula="of:=[.B63]/[.$B$130]" office:value-type="percentage" office:value="0.0111731843575419" calcext:value-type="percentage">
            <text:p>1,12 %</text:p>
          </table:table-cell>
          <table:table-cell table:style-name="ce39" office:value-type="float" office:value="36" calcext:value-type="float">
            <text:p>3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agón</text:p>
          </table:table-cell>
          <table:table-cell table:style-name="ce25" office:value-type="float" office:value="13" calcext:value-type="float">
            <text:p>13</text:p>
          </table:table-cell>
          <table:table-cell table:style-name="ce33" table:formula="of:=[.B64]/[.$B$130]" office:value-type="percentage" office:value="0.0103750997605746" calcext:value-type="percentage">
            <text:p>1,04 %</text:p>
          </table:table-cell>
          <table:table-cell table:style-name="ce39" office:value-type="float" office:value="37" calcext:value-type="float">
            <text:p>3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biñánigo</text:p>
          </table:table-cell>
          <table:table-cell table:style-name="ce25" office:value-type="float" office:value="13" calcext:value-type="float">
            <text:p>13</text:p>
          </table:table-cell>
          <table:table-cell table:style-name="ce33" table:formula="of:=[.B65]/[.$B$130]" office:value-type="percentage" office:value="0.0103750997605746" calcext:value-type="percentage">
            <text:p>1,04 %</text:p>
          </table:table-cell>
          <table:table-cell table:style-name="ce39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José Norte</text:p>
          </table:table-cell>
          <table:table-cell table:style-name="ce25" office:value-type="float" office:value="13" calcext:value-type="float">
            <text:p>13</text:p>
          </table:table-cell>
          <table:table-cell table:style-name="ce33" table:formula="of:=[.B66]/[.$B$130]" office:value-type="percentage" office:value="0.0103750997605746" calcext:value-type="percentage">
            <text:p>1,04 %</text:p>
          </table:table-cell>
          <table:table-cell table:style-name="ce39" office:value-type="float" office:value="39" calcext:value-type="float">
            <text:p>3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eruel Ensanche</text:p>
          </table:table-cell>
          <table:table-cell table:style-name="ce25" office:value-type="float" office:value="13" calcext:value-type="float">
            <text:p>13</text:p>
          </table:table-cell>
          <table:table-cell table:style-name="ce33" table:formula="of:=[.B67]/[.$B$130]" office:value-type="percentage" office:value="0.0103750997605746" calcext:value-type="percentage">
            <text:p>1,04 %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ndorra</text:p>
          </table:table-cell>
          <table:table-cell table:style-name="ce25" office:value-type="float" office:value="12" calcext:value-type="float">
            <text:p>12</text:p>
          </table:table-cell>
          <table:table-cell table:style-name="ce33" table:formula="of:=[.B68]/[.$B$130]" office:value-type="percentage" office:value="0.00957701516360734" calcext:value-type="percentage">
            <text:p>0,96 %</text:p>
          </table:table-cell>
          <table:table-cell table:style-name="ce39" office:value-type="float" office:value="41" calcext:value-type="float">
            <text:p>4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iescas-Valle De Tena</text:p>
          </table:table-cell>
          <table:table-cell table:style-name="ce25" office:value-type="float" office:value="12" calcext:value-type="float">
            <text:p>12</text:p>
          </table:table-cell>
          <table:table-cell table:style-name="ce33" table:formula="of:=[.B69]/[.$B$130]" office:value-type="percentage" office:value="0.00957701516360734" calcext:value-type="percentage">
            <text:p>0,96 %</text:p>
          </table:table-cell>
          <table:table-cell table:style-name="ce39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La Almunia de Doña Godina</text:p>
          </table:table-cell>
          <table:table-cell table:style-name="ce25" office:value-type="float" office:value="12" calcext:value-type="float">
            <text:p>12</text:p>
          </table:table-cell>
          <table:table-cell table:style-name="ce33" table:formula="of:=[.B70]/[.$B$130]" office:value-type="percentage" office:value="0.00957701516360734" calcext:value-type="percentage">
            <text:p>0,96 %</text:p>
          </table:table-cell>
          <table:table-cell table:style-name="ce39" office:value-type="float" office:value="43" calcext:value-type="float">
            <text:p>4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amarite de Litera</text:p>
          </table:table-cell>
          <table:table-cell table:style-name="ce25" office:value-type="float" office:value="12" calcext:value-type="float">
            <text:p>12</text:p>
          </table:table-cell>
          <table:table-cell table:style-name="ce33" table:formula="of:=[.B71]/[.$B$130]" office:value-type="percentage" office:value="0.00957701516360734" calcext:value-type="percentage">
            <text:p>0,96 %</text:p>
          </table:table-cell>
          <table:table-cell table:style-name="ce39"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ctur Oeste</text:p>
          </table:table-cell>
          <table:table-cell table:style-name="ce25" office:value-type="float" office:value="11" calcext:value-type="float">
            <text:p>11</text:p>
          </table:table-cell>
          <table:table-cell table:style-name="ce33" table:formula="of:=[.B72]/[.$B$130]" office:value-type="percentage" office:value="0.00877893056664006" calcext:value-type="percentage">
            <text:p>0,88 %</text:p>
          </table:table-cell>
          <table:table-cell table:style-name="ce39"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uesca Rural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formula="of:=[.B73]/[.$B$130]" office:value-type="percentage" office:value="0.00798084596967279" calcext:value-type="percentage">
            <text:p>0,80 %</text:p>
          </table:table-cell>
          <table:table-cell table:style-name="ce39"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Parque Goya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formula="of:=[.B74]/[.$B$130]" office:value-type="percentage" office:value="0.00798084596967279" calcext:value-type="percentage">
            <text:p>0,80 %</text:p>
          </table:table-cell>
          <table:table-cell table:style-name="ce39" office:value-type="float" office:value="47" calcext:value-type="float">
            <text:p>47</text:p>
          </table:table-cell>
          <table:table-cell table:number-columns-repeated="2"/>
          <table:table-cell table:style-name="ce85"/>
          <table:table-cell table:number-columns-repeated="3"/>
        </table:table-row>
        <table:table-row table:style-name="ro2">
          <table:table-cell table:style-name="ce15" office:value-type="string" calcext:value-type="string">
            <text:p>Alfajarín</text:p>
          </table:table-cell>
          <table:table-cell table:style-name="ce26" office:value-type="float" office:value="9" calcext:value-type="float">
            <text:p>9</text:p>
          </table:table-cell>
          <table:table-cell table:style-name="ce34" table:formula="of:=[.B75]/[.$B$130]" office:value-type="percentage" office:value="0.00718276137270551" calcext:value-type="percentage">
            <text:p>0,72 %</text:p>
          </table:table-cell>
          <table:table-cell table:style-name="ce40" office:value-type="float" office:value="48" calcext:value-type="float">
            <text:p>48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Santa Isabel</text:p>
          </table:table-cell>
          <table:table-cell table:style-name="ce26" office:value-type="float" office:value="9" calcext:value-type="float">
            <text:p>9</text:p>
          </table:table-cell>
          <table:table-cell table:style-name="ce34" table:formula="of:=[.B76]/[.$B$130]" office:value-type="percentage" office:value="0.00718276137270551" calcext:value-type="percentage">
            <text:p>0,72 %</text:p>
          </table:table-cell>
          <table:table-cell table:style-name="ce40" office:value-type="float" office:value="49" calcext:value-type="float">
            <text:p>49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Torrero La Paz</text:p>
          </table:table-cell>
          <table:table-cell table:style-name="ce26" office:value-type="float" office:value="9" calcext:value-type="float">
            <text:p>9</text:p>
          </table:table-cell>
          <table:table-cell table:style-name="ce34" table:formula="of:=[.B77]/[.$B$130]" office:value-type="percentage" office:value="0.00718276137270551" calcext:value-type="percentage">
            <text:p>0,72 %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ctur Sur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[.B78]/[.$B$130]" office:value-type="percentage" office:value="0.00638467677573823" calcext:value-type="percentage">
            <text:p>0,64 %</text:p>
          </table:table-cell>
          <table:table-cell table:style-name="ce40"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Bombarda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[.B79]/[.$B$130]" office:value-type="percentage" office:value="0.00638467677573823" calcext:value-type="percentage">
            <text:p>0,64 %</text:p>
          </table:table-cell>
          <table:table-cell table:style-name="ce40" office:value-type="float" office:value="52" calcext:value-type="float">
            <text:p>52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Tarazona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[.B80]/[.$B$130]" office:value-type="percentage" office:value="0.00638467677573823" calcext:value-type="percentage">
            <text:p>0,64 %</text:p>
          </table:table-cell>
          <table:table-cell table:style-name="ce40" office:value-type="float" office:value="53" calcext:value-type="float">
            <text:p>53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rrabal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81]/[.$B$130]" office:value-type="percentage" office:value="0.00558659217877095" calcext:value-type="percentage">
            <text:p>0,56 %</text:p>
          </table:table-cell>
          <table:table-cell table:style-name="ce40" office:value-type="float" office:value="54" calcext:value-type="float">
            <text:p>54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Cariñena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82]/[.$B$130]" office:value-type="percentage" office:value="0.00558659217877095" calcext:value-type="percentage">
            <text:p>0,56 %</text:p>
          </table:table-cell>
          <table:table-cell table:style-name="ce40"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ínsa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83]/[.$B$130]" office:value-type="percentage" office:value="0.00478850758180367" calcext:value-type="percentage">
            <text:p>0,48 %</text:p>
          </table:table-cell>
          <table:table-cell table:style-name="ce40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lmozara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84]/[.$B$130]" office:value-type="percentage" office:value="0.00478850758180367" calcext:value-type="percentage">
            <text:p>0,48 %</text:p>
          </table:table-cell>
          <table:table-cell table:style-name="ce40" office:value-type="float" office:value="57" calcext:value-type="float">
            <text:p>57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lmudévar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85]/[.$B$130]" office:value-type="percentage" office:value="0.00478850758180367" calcext:value-type="percentage">
            <text:p>0,48 %</text:p>
          </table:table-cell>
          <table:table-cell table:style-name="ce40"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venida Cataluña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86]/[.$B$130]" office:value-type="percentage" office:value="0.00478850758180367" calcext:value-type="percentage">
            <text:p>0,48 %</text:p>
          </table:table-cell>
          <table:table-cell table:style-name="ce40" office:value-type="float" office:value="59" calcext:value-type="float">
            <text:p>59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Hernán Cortés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87]/[.$B$130]" office:value-type="percentage" office:value="0.00478850758180367" calcext:value-type="percentage">
            <text:p>0,48 %</text:p>
          </table:table-cell>
          <table:table-cell table:style-name="ce40"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Lafortunada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88]/[.$B$130]" office:value-type="percentage" office:value="0.00478850758180367" calcext:value-type="percentage">
            <text:p>0,48 %</text:p>
          </table:table-cell>
          <table:table-cell table:style-name="ce40" office:value-type="float" office:value="61" calcext:value-type="float">
            <text:p>61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Bujaraloz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89]/[.$B$130]" office:value-type="percentage" office:value="0.00399042298483639" calcext:value-type="percentage">
            <text:p>0,40 %</text:p>
          </table:table-cell>
          <table:table-cell table:style-name="ce40"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Fuentes de Ebro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90]/[.$B$130]" office:value-type="percentage" office:value="0.00399042298483639" calcext:value-type="percentage">
            <text:p>0,40 %</text:p>
          </table:table-cell>
          <table:table-cell table:style-name="ce40"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Grañén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91]/[.$B$130]" office:value-type="percentage" office:value="0.00399042298483639" calcext:value-type="percentage">
            <text:p>0,40 %</text:p>
          </table:table-cell>
          <table:table-cell table:style-name="ce40" office:value-type="float" office:value="64" calcext:value-type="float">
            <text:p>64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Maella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92]/[.$B$130]" office:value-type="percentage" office:value="0.00399042298483639" calcext:value-type="percentage">
            <text:p>0,40 %</text:p>
          </table:table-cell>
          <table:table-cell table:style-name="ce40" office:value-type="float" office:value="65" calcext:value-type="float">
            <text:p>65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Morata de Jalón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93]/[.$B$130]" office:value-type="percentage" office:value="0.00399042298483639" calcext:value-type="percentage">
            <text:p>0,40 %</text:p>
          </table:table-cell>
          <table:table-cell table:style-name="ce40" office:value-type="float" office:value="66" calcext:value-type="float">
            <text:p>66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Romareda - Seminario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94]/[.$B$130]" office:value-type="percentage" office:value="0.00399042298483639" calcext:value-type="percentage">
            <text:p>0,40 %</text:p>
          </table:table-cell>
          <table:table-cell table:style-name="ce40" office:value-type="float" office:value="67" calcext:value-type="float">
            <text:p>67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Valderrobres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95]/[.$B$130]" office:value-type="percentage" office:value="0.00399042298483639" calcext:value-type="percentage">
            <text:p>0,40 %</text:p>
          </table:table-cell>
          <table:table-cell table:style-name="ce40"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lcorisa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96]/[.$B$130]" office:value-type="percentage" office:value="0.00319233838786911" calcext:value-type="percentage">
            <text:p>0,32 %</text:p>
          </table:table-cell>
          <table:table-cell table:style-name="ce40" office:value-type="float" office:value="69" calcext:value-type="float">
            <text:p>69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Calatayud Rural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97]/[.$B$130]" office:value-type="percentage" office:value="0.00319233838786911" calcext:value-type="percentage">
            <text:p>0,32 %</text:p>
          </table:table-cell>
          <table:table-cell table:style-name="ce40" office:value-type="float" office:value="70" calcext:value-type="float">
            <text:p>70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Ejea de Los Caballeros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98]/[.$B$130]" office:value-type="percentage" office:value="0.00319233838786911" calcext:value-type="percentage">
            <text:p>0,32 %</text:p>
          </table:table-cell>
          <table:table-cell table:style-name="ce40" office:value-type="float" office:value="71" calcext:value-type="float">
            <text:p>71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Gallur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99]/[.$B$130]" office:value-type="percentage" office:value="0.00319233838786911" calcext:value-type="percentage">
            <text:p>0,32 %</text:p>
          </table:table-cell>
          <table:table-cell table:style-name="ce40" office:value-type="float" office:value="72" calcext:value-type="float">
            <text:p>72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Independencia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100]/[.$B$130]" office:value-type="percentage" office:value="0.00319233838786911" calcext:value-type="percentage">
            <text:p>0,32 %</text:p>
          </table:table-cell>
          <table:table-cell table:style-name="ce40" office:value-type="float" office:value="73" calcext:value-type="float">
            <text:p>73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Las Fuentes Norte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101]/[.$B$130]" office:value-type="percentage" office:value="0.00319233838786911" calcext:value-type="percentage">
            <text:p>0,32 %</text:p>
          </table:table-cell>
          <table:table-cell table:style-name="ce40" office:value-type="float" office:value="74" calcext:value-type="float">
            <text:p>74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Rebolería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102]/[.$B$130]" office:value-type="percentage" office:value="0.00319233838786911" calcext:value-type="percentage">
            <text:p>0,32 %</text:p>
          </table:table-cell>
          <table:table-cell table:style-name="ce40" office:value-type="float" office:value="75" calcext:value-type="float">
            <text:p>75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San Pablo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103]/[.$B$130]" office:value-type="percentage" office:value="0.00319233838786911" calcext:value-type="percentage">
            <text:p>0,32 %</text:p>
          </table:table-cell>
          <table:table-cell table:style-name="ce40" office:value-type="float" office:value="76" calcext:value-type="float">
            <text:p>76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lbarracín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104]/[.$B$130]" office:value-type="percentage" office:value="0.00239425379090184" calcext:value-type="percentage">
            <text:p>0,24 %</text:p>
          </table:table-cell>
          <table:table-cell table:style-name="ce40" office:value-type="float" office:value="77" calcext:value-type="float">
            <text:p>77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Calaceite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105]/[.$B$130]" office:value-type="percentage" office:value="0.00239425379090184" calcext:value-type="percentage">
            <text:p>0,24 %</text:p>
          </table:table-cell>
          <table:table-cell table:style-name="ce40" office:value-type="float" office:value="78" calcext:value-type="float">
            <text:p>78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Casablanca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106]/[.$B$130]" office:value-type="percentage" office:value="0.00239425379090184" calcext:value-type="percentage">
            <text:p>0,24 %</text:p>
          </table:table-cell>
          <table:table-cell table:style-name="ce40" office:value-type="float" office:value="79" calcext:value-type="float">
            <text:p>79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Báguena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07]/[.$B$130]" office:value-type="percentage" office:value="0.00159616919393456" calcext:value-type="percentage">
            <text:p>0,16 %</text:p>
          </table:table-cell>
          <table:table-cell table:style-name="ce40" office:value-type="float" office:value="80" calcext:value-type="float">
            <text:p>80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Berbegal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08]/[.$B$130]" office:value-type="percentage" office:value="0.00159616919393456" calcext:value-type="percentage">
            <text:p>0,16 %</text:p>
          </table:table-cell>
          <table:table-cell table:style-name="ce40" office:value-type="float" office:value="81" calcext:value-type="float">
            <text:p>81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Borja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09]/[.$B$130]" office:value-type="percentage" office:value="0.00159616919393456" calcext:value-type="percentage">
            <text:p>0,16 %</text:p>
          </table:table-cell>
          <table:table-cell table:style-name="ce40" office:value-type="float" office:value="82" calcext:value-type="float">
            <text:p>82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Campo de Belchite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10]/[.$B$130]" office:value-type="percentage" office:value="0.00159616919393456" calcext:value-type="percentage">
            <text:p>0,16 %</text:p>
          </table:table-cell>
          <table:table-cell table:style-name="ce40" office:value-type="float" office:value="83" calcext:value-type="float">
            <text:p>83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Mas de las Matas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11]/[.$B$130]" office:value-type="percentage" office:value="0.00159616919393456" calcext:value-type="percentage">
            <text:p>0,16 %</text:p>
          </table:table-cell>
          <table:table-cell table:style-name="ce40" office:value-type="float" office:value="84" calcext:value-type="float">
            <text:p>84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Monreal del Campo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12]/[.$B$130]" office:value-type="percentage" office:value="0.00159616919393456" calcext:value-type="percentage">
            <text:p>0,16 %</text:p>
          </table:table-cell>
          <table:table-cell table:style-name="ce40" office:value-type="float" office:value="85" calcext:value-type="float">
            <text:p>85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Monzón Rural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13]/[.$B$130]" office:value-type="percentage" office:value="0.00159616919393456" calcext:value-type="percentage">
            <text:p>0,16 %</text:p>
          </table:table-cell>
          <table:table-cell table:style-name="ce40" office:value-type="float" office:value="86" calcext:value-type="float">
            <text:p>86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Sabiñán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14]/[.$B$130]" office:value-type="percentage" office:value="0.00159616919393456" calcext:value-type="percentage">
            <text:p>0,16 %</text:p>
          </table:table-cell>
          <table:table-cell table:style-name="ce40" office:value-type="float" office:value="87" calcext:value-type="float">
            <text:p>87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Sádaba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15]/[.$B$130]" office:value-type="percentage" office:value="0.00159616919393456" calcext:value-type="percentage">
            <text:p>0,16 %</text:p>
          </table:table-cell>
          <table:table-cell table:style-name="ce40" office:value-type="float" office:value="88" calcext:value-type="float">
            <text:p>88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Villel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16]/[.$B$130]" office:value-type="percentage" office:value="0.00159616919393456" calcext:value-type="percentage">
            <text:p>0,16 %</text:p>
          </table:table-cell>
          <table:table-cell table:style-name="ce40" office:value-type="float" office:value="89" calcext:value-type="float">
            <text:p>89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Aliag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7]/[.$B$130]" office:value-type="percentage" office:value="0.000798084596967279" calcext:value-type="percentage">
            <text:p>0,08 %</text:p>
          </table:table-cell>
          <table:table-cell table:style-name="ce40" office:value-type="float" office:value="90" calcext:value-type="float">
            <text:p>90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Ayerbe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8]/[.$B$130]" office:value-type="percentage" office:value="0.000798084596967279" calcext:value-type="percentage">
            <text:p>0,08 %</text:p>
          </table:table-cell>
          <table:table-cell table:style-name="ce40" office:value-type="float" office:value="91" calcext:value-type="float">
            <text:p>91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Berdún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9]/[.$B$130]" office:value-type="percentage" office:value="0.000798084596967279" calcext:value-type="percentage">
            <text:p>0,08 %</text:p>
          </table:table-cell>
          <table:table-cell table:style-name="ce40" office:value-type="float" office:value="92" calcext:value-type="float">
            <text:p>92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Broto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0]/[.$B$130]" office:value-type="percentage" office:value="0.000798084596967279" calcext:value-type="percentage">
            <text:p>0,08 %</text:p>
          </table:table-cell>
          <table:table-cell table:style-name="ce40" office:value-type="float" office:value="93" calcext:value-type="float">
            <text:p>93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Calamoch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1]/[.$B$130]" office:value-type="percentage" office:value="0.000798084596967279" calcext:value-type="percentage">
            <text:p>0,08 %</text:p>
          </table:table-cell>
          <table:table-cell table:style-name="ce40" office:value-type="float" office:value="94" calcext:value-type="float">
            <text:p>94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Caspe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2]/[.$B$130]" office:value-type="percentage" office:value="0.000798084596967279" calcext:value-type="percentage">
            <text:p>0,08 %</text:p>
          </table:table-cell>
          <table:table-cell table:style-name="ce40" office:value-type="float" office:value="95" calcext:value-type="float">
            <text:p>95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Cedrillas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3]/[.$B$130]" office:value-type="percentage" office:value="0.000798084596967279" calcext:value-type="percentage">
            <text:p>0,08 %</text:p>
          </table:table-cell>
          <table:table-cell table:style-name="ce40" office:value-type="float" office:value="96" calcext:value-type="float">
            <text:p>96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Graus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4]/[.$B$130]" office:value-type="percentage" office:value="0.000798084596967279" calcext:value-type="percentage">
            <text:p>0,08 %</text:p>
          </table:table-cell>
          <table:table-cell table:style-name="ce40" office:value-type="float" office:value="97" calcext:value-type="float">
            <text:p>97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Herrera de los Navarros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5]/[.$B$130]" office:value-type="percentage" office:value="0.000798084596967279" calcext:value-type="percentage">
            <text:p>0,08 %</text:p>
          </table:table-cell>
          <table:table-cell table:style-name="ce40" office:value-type="float" office:value="98" calcext:value-type="float">
            <text:p>98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Mora de Rubielos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6]/[.$B$130]" office:value-type="percentage" office:value="0.000798084596967279" calcext:value-type="percentage">
            <text:p>0,08 %</text:p>
          </table:table-cell>
          <table:table-cell table:style-name="ce40" office:value-type="float" office:value="99" calcext:value-type="float">
            <text:p>99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Tauste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7]/[.$B$130]" office:value-type="percentage" office:value="0.000798084596967279" calcext:value-type="percentage">
            <text:p>0,08 %</text:p>
          </table:table-cell>
          <table:table-cell table:style-name="ce40"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Villarroya de la Sierr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8]/[.$B$130]" office:value-type="percentage" office:value="0.000798084596967279" calcext:value-type="percentage">
            <text:p>0,08 %</text:p>
          </table:table-cell>
          <table:table-cell table:style-name="ce40" office:value-type="float" office:value="101" calcext:value-type="float">
            <text:p>101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Zona básica de salud no identificada</text:p>
          </table:table-cell>
          <table:table-cell table:style-name="ce27" office:value-type="float" office:value="76" calcext:value-type="float">
            <text:p>76</text:p>
          </table:table-cell>
          <table:table-cell table:style-name="ce34" table:formula="of:=[.B129]/[.$B$130]" office:value-type="percentage" office:value="0.0606544293695132" calcext:value-type="percentage">
            <text:p>6,07 %</text:p>
          </table:table-cell>
          <table:table-cell table:style-name="ce40"/>
          <table:table-cell table:number-columns-repeated="6"/>
        </table:table-row>
        <table:table-row table:style-name="ro5">
          <table:table-cell table:style-name="ce17" office:value-type="string" calcext:value-type="string">
            <text:p>Total casos confirmados en Aragón</text:p>
          </table:table-cell>
          <table:table-cell table:style-name="ce28" table:formula="of:=SUM([.B28:.B129])" office:value-type="float" office:value="1253" calcext:value-type="float">
            <text:p>1.253</text:p>
          </table:table-cell>
          <table:table-cell table:number-columns-repeated="8"/>
        </table:table-row>
        <table:table-row table:style-name="ro3" table:number-rows-repeated="1048445">
          <table:table-cell table:number-columns-repeated="10"/>
        </table:table-row>
        <table:table-row table:style-name="ro3">
          <table:table-cell table:number-columns-repeated="10"/>
        </table:table-row>
        <table:named-expressions>
          <table:named-range table:name="_xlnm._FilterDatabase" table:base-cell-address="$'20201029'.$A$1" table:cell-range-address="$'20201029'.$F$43:.$H$56"/>
        </table:named-expressions>
      </table:table>
      <table:named-expressions/>
      <table:database-ranges>
        <table:database-range table:name="__Anonymous_Sheet_DB__0" table:target-range-address="'20201029'.F43:'20201029'.H5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1029" style:display-name="PageStyle_2020102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10-30T10:23:14</dc:date>
    <meta:generator>LibreOffice/6.0.7.3$Linux_X86_64 LibreOffice_project/00m0$Build-3</meta:generator>
    <meta:document-statistic meta:table-count="1" meta:cell-count="586" meta:object-count="0"/>
    <meta:user-defined meta:name="AppVersion">16.03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